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1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.createCollection("books")</text:p>
      <text:p text:style-name="P1"/>
      <text:p text:style-name="P1">db.books.insertMany([</text:p>
      <text:p text:style-name="P1"><text:s text:c="2"/>{</text:p>
      <text:p text:style-name="P1"><text:s text:c="4"/>"TITLE": "MongoDB",</text:p>
      <text:p text:style-name="P1"><text:s text:c="4"/>"DESCRIPTION": "MongoDB is a NoSQL database",</text:p>
      <text:p text:style-name="P1"><text:s text:c="4"/>"BY": "John",</text:p>
      <text:p text:style-name="P1"><text:s text:c="4"/>"URL": "https://www.mongodb.com/",</text:p>
      <text:p text:style-name="P1"><text:s text:c="4"/>"TAGS": ["nosql", "database", "mongodb"],</text:p>
      <text:p text:style-name="P1"><text:s text:c="4"/>"LIKES": 100</text:p>
      <text:p text:style-name="P1"><text:s text:c="2"/>},</text:p>
      <text:p text:style-name="P1"><text:s text:c="2"/>{</text:p>
      <text:p text:style-name="P1"><text:s text:c="4"/>"TITLE": "Node.js",</text:p>
      <text:p text:style-name="P1"><text:s text:c="4"/>"DESCRIPTION": "Node.js is a JavaScript runtime environment",</text:p>
      <text:p text:style-name="P1"><text:s text:c="4"/>"BY": "John",</text:p>
      <text:p text:style-name="P1"><text:s text:c="4"/>"URL": "https://nodejs.org/",</text:p>
      <text:p text:style-name="P1"><text:s text:c="4"/>"TAGS": ["javascript", "runtime", "nodejs"],</text:p>
      <text:p text:style-name="P1"><text:s text:c="4"/>"LIKES": 95</text:p>
      <text:p text:style-name="P1"><text:s text:c="2"/>},</text:p>
      <text:p text:style-name="P1"><text:s text:c="2"/>{</text:p>
      <text:p text:style-name="P1"><text:s text:c="4"/>"TITLE": "React",</text:p>
      <text:p text:style-name="P1"><text:s text:c="4"/>"DESCRIPTION": "React is a JavaScript library for building user interfaces",</text:p>
      <text:p text:style-name="P1"><text:s text:c="4"/>"BY": "John",</text:p>
      <text:p text:style-name="P1"><text:s text:c="4"/>"URL": "https://reactjs.org/",</text:p>
      <text:p text:style-name="P1"><text:s text:c="4"/>"TAGS": ["javascript", "react", "ui"],</text:p>
      <text:p text:style-name="P1"><text:s text:c="4"/>"LIKES": 90</text:p>
      <text:p text:style-name="P1"><text:s text:c="2"/>},</text:p>
      <text:p text:style-name="P1"><text:s text:c="2"/>{</text:p>
      <text:p text:style-name="P1"><text:s text:c="4"/>"TITLE": "Express.js",</text:p>
      <text:p text:style-name="P1"><text:s text:c="4"/>"DESCRIPTION": "Express.js is a Node.js framework for building web applications",</text:p>
      <text:p text:style-name="P1"><text:s text:c="4"/>"BY": "John",</text:p>
      <text:p text:style-name="P1"><text:s text:c="4"/>"URL": "https://expressjs.com/",</text:p>
      <text:p text:style-name="P1"><text:s text:c="4"/>"TAGS": ["nodejs", "express", "web"],</text:p>
      <text:p text:style-name="P1"><text:s text:c="4"/>"LIKES": 85</text:p>
      <text:p text:style-name="P1"><text:s text:c="2"/>},</text:p>
      <text:p text:style-name="P1"><text:s text:c="2"/>{</text:p>
      <text:p text:style-name="P1"><text:s text:c="4"/>"TITLE": "NoSQL overview",</text:p>
      <text:p text:style-name="P1"><text:s text:c="4"/>"DESCRIPTION": "An overview of NoSQL databases",</text:p>
      <text:p text:style-name="P1"><text:s text:c="4"/>"BY": "Jane",</text:p>
      <text:p text:style-name="P1"><text:s text:c="4"/>"URL": "https://www.mongodb.com/nosql-databases",</text:p>
      <text:p text:style-name="P1"><text:s text:c="4"/>"TAGS": ["nosql", "databases"],</text:p>
      <text:p text:style-name="P1"><text:s text:c="4"/>"LIKES": 80</text:p>
      <text:p text:style-name="P1"><text:s text:c="2"/>}</text:p>
      <text:p text:style-name="P1">])</text:p>
      <text:p text:style-name="P1"/>
      <text:p text:style-name="P1"/>
      <text:p text:style-name="P1">db.books.insertOne({</text:p>
      <text:p text:style-name="P1"><text:s text:c="2"/>"TITLE": "MongoDB",</text:p>
      <text:p text:style-name="P1"><text:s text:c="2"/>"DESCRIPTION": "MongoDB is a NoSQL database",</text:p>
      <text:p text:style-name="P1"><text:soft-page-break/><text:s text:c="2"/>"BY": "John",</text:p>
      <text:p text:style-name="P1"><text:s text:c="2"/>"URL": "https://www.mongodb.com/",</text:p>
      <text:p text:style-name="P1"><text:s text:c="2"/>"TAGS": ["nosql", "database", "mongodb"],</text:p>
      <text:p text:style-name="P1"><text:s text:c="2"/>"LIKES": 100,</text:p>
      <text:p text:style-name="P1"><text:s text:c="2"/>"USER_NAME": "Peter",</text:p>
      <text:p text:style-name="P1"><text:s text:c="2"/>"COMMENTS": "This is a great book on MongoDB!"</text:p>
      <text:p text:style-name="P1">})</text:p>
      <text:p text:style-name="P1"/>
      <text:p text:style-name="P1">db.books.find({TITLE: 'mongodb'})</text:p>
      <text:p text:style-name="P1">db.books.find({$or: [{BY: 'john'}, {TITLE: 'mongodb'}]})</text:p>
      <text:p text:style-name="P1">db.books.find({TITLE: 'mongodb', BY: 'john'})</text:p>
      <text:p text:style-name="P1">db.books.updateOne({TITLE: 'mongodb'}, {$set: {TITLE: 'mongodb overview'}})</text:p>
      <text:p text:style-name="P1">db.books.deleteOne({TITLE: 'nosql overview'})</text:p>
      <text:p text:style-name="P1">db.books.find({BY: 'john'}).limit(2)</text:p>
      <text:p text:style-name="P1">db.books.createIndex({BY: 1})</text:p>
      <text:p text:style-name="P1">db.books.find({BY: 'john'}).explain()</text:p>
      <text:p text:style-name="P1">db.books.countDocuments({BY: 'john'}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23:13:56.571000000</meta:creation-date>
    <dc:date>2023-11-07T23:14:12.023000000</dc:date>
    <meta:editing-duration>PT15S</meta:editing-duration>
    <meta:editing-cycles>1</meta:editing-cycles>
    <meta:document-statistic meta:table-count="0" meta:image-count="0" meta:object-count="0" meta:page-count="2" meta:paragraph-count="62" meta:word-count="170" meta:character-count="1768" meta:non-whitespace-character-count="1504"/>
    <meta:generator>LibreOffice/7.5.5.2$Windows_X86_64 LibreOffice_project/ca8fe7424262805f223b9a2334bc7181abbcbf5e</meta:generator>
  </office:meta>
</office:document-meta>
</file>